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700000119D0DFBD40A56FFBE9.jpg" manifest:media-type="image/jpeg"/>
  <manifest:file-entry manifest:full-path="Pictures/10000000000002580000017D9A1C7A10FAF623DB.jpg" manifest:media-type="image/jpeg"/>
  <manifest:file-entry manifest:full-path="Pictures/1000000100000477000001B5D3011055A66EC00F.png" manifest:media-type="image/png"/>
  <manifest:file-entry manifest:full-path="Pictures/1002740A0000C0D2000049D525954E0E4A5A9B85.svg" manifest:media-type="image/svg+xml"/>
  <manifest:file-entry manifest:full-path="Pictures/10000000000005DD000001D3031431B800DCDD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25951" draw:marker-start-width="0.508cm" draw:marker-end-width="0.508cm" draw:stroke-linejoin="bevel" svg:stroke-linecap="round" draw:fill="none" draw:textarea-horizontal-align="justify" draw:textarea-vertical-align="middle" draw:auto-grow-height="false" fo:min-height="18.369cm" fo:min-width="15.3cm" fo:padding-top="0.226cm" fo:padding-bottom="0.226cm" fo:padding-left="0.351cm" fo:padding-right="0.35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18.821cm" svg:x="3.032cm" svg:y="7.07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4.218cm" svg:height="4.422cm" svg:x="3.996cm" svg:y="17.34cm">
          <draw:image xlink:href="Pictures/10000000000005DD000001D3031431B800DCDD99.png" xlink:type="simple" xlink:show="embed" xlink:actuate="onLoad" draw:mime-type="image/png">
            <text:p/>
          </draw:image>
        </draw:frame>
        <draw:frame draw:style-name="gr2" draw:text-style-name="P1" draw:layer="layout" svg:width="14.549cm" svg:height="5.57cm" svg:x="3.623cm" svg:y="11.476cm">
          <draw:image xlink:href="Pictures/1002740A0000C0D2000049D525954E0E4A5A9B85.svg" xlink:type="simple" xlink:show="embed" xlink:actuate="onLoad" draw:mime-type="image/svg+xml">
            <text:p/>
          </draw:image>
          <draw:image xlink:href="Pictures/1000000100000477000001B5D3011055A66EC00F.png" xlink:type="simple" xlink:show="embed" xlink:actuate="onLoad" draw:mime-type="image/png"/>
        </draw:frame>
        <draw:frame draw:style-name="gr2" draw:text-style-name="P1" draw:layer="layout" svg:width="14.315cm" svg:height="9.09cm" svg:x="3.928cm" svg:y="2.372cm">
          <draw:image xlink:href="Pictures/10000000000002580000017D9A1C7A10FAF623DB.jpg" xlink:type="simple" xlink:show="embed" xlink:actuate="onLoad" draw:mime-type="image/jpeg">
            <text:p/>
          </draw:image>
        </draw:frame>
        <draw:frame draw:style-name="gr3" draw:text-style-name="P2" draw:layer="layout" svg:width="14.097cm" svg:height="2.649cm" svg:x="4.048cm" svg:y="22.525cm">
          <draw:image xlink:href="Pictures/10000000000005D700000119D0DFBD40A56FFBE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5T11:08:47.888333582</meta:creation-date>
    <dc:date>2024-05-23T09:05:07.048115164</dc:date>
    <meta:editing-duration>PT9M6S</meta:editing-duration>
    <meta:editing-cycles>2</meta:editing-cycles>
    <meta:generator>LibreOffice/7.3.7.2$Linux_X86_64 LibreOffice_project/30$Build-2</meta:generator>
    <meta:document-statistic meta:object-count="5"/>
  </office:meta>
</office:document-meta>
</file>